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gr1" style:family="graphic">
      <style:graphic-properties draw:fill-color="#c0c0c0" draw:textarea-horizontal-align="center" draw:textarea-vertical-align="middle" style:run-through="foreground" style:vertical-pos="from-top" style:vertical-rel="paragraph" style:horizontal-pos="from-left" style:horizontal-rel="paragraph"/>
    </style:style>
    <style:style style:name="gr2" style:family="graphic">
      <style:graphic-properties draw:fill-color="#c0c0c0" draw:textarea-horizontal-align="justify" draw:textarea-vertical-align="middle" draw:auto-grow-height="false" fo:min-height="0in" fo:min-width="0in" fo:wrap-option="no-wrap" style:run-through="foreground" style:vertical-pos="from-top" style:vertical-rel="paragraph" style:horizontal-pos="from-left" style:horizontal-rel="paragraph"/>
    </style:style>
    <style:style style:name="gr3" style:family="graphic">
      <style:graphic-properties draw:fill-color="#333333" draw:textarea-horizontal-align="justify" draw:textarea-vertical-align="middle" draw:auto-grow-height="false" style:run-through="foreground" style:vertical-pos="from-top" style:vertical-rel="paragraph" style:horizontal-pos="from-left" style:horizontal-rel="paragraph"/>
    </style:style>
    <style:style style:name="gr4" style:family="graphic">
      <style:graphic-properties svg:stroke-width="0.0201in" svg:stroke-color="#333333" draw:marker-start="Arrow" draw:marker-start-width="0.1in" draw:marker-end="Arrow" draw:marker-end-width="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AB SET UP ( NETWORK SWITCH) </text:span></text:p>
      <text:p text:style-name="Standard"/>
      <text:p text:style-name="Standard"><draw:rect text:anchor-type="paragraph" draw:z-index="0" draw:style-name="gr1" draw:text-style-name="P2" svg:width="1.9795in" svg:height="0.4012in" svg:x="3.4402in" svg:y="0.4098in"><text:p text:style-name="P2">TELESET PC</text:p><text:p text:style-name="P2">192.168.4.45</text:p></draw:rect><draw:rect text:anchor-type="paragraph" draw:z-index="1" draw:style-name="gr1" draw:text-style-name="P2" svg:width="2.7894in" svg:height="0.4012in" svg:x="3.0874in" svg:y="1.5839in"><text:p text:style-name="P2">Antsw ( LAB switch)</text:p><text:p text:style-name="P2">192.168.4.80</text:p></draw:rect><draw:custom-shape text:anchor-type="paragraph" draw:z-index="2" draw:style-name="gr2" draw:text-style-name="P2" svg:width="1.2579in" svg:height="0.7614in" svg:x="2.7035in" svg:y="3.1181in"><text:p text:style-name="P2">C00</text:p><text:p text:style-name="P2">192.168.31.1</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3" draw:style-name="gr2" draw:text-style-name="P2" svg:width="1.2579in" svg:height="0.7614in" svg:x="5.1091in" svg:y="3.0465in"><text:p text:style-name="P2">C01</text:p><text:p text:style-name="P2">192.168.32.1</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4" draw:style-name="gr1" draw:text-style-name="P2" svg:width="0.6898in" svg:height="0.4894in" svg:x="1.9575in" svg:y="4.4874in"><text:p text:style-name="P2">MCM 2</text:p></draw:rect><draw:rect text:anchor-type="paragraph" draw:z-index="5" draw:style-name="gr1" draw:text-style-name="P2" svg:width="0.6898in" svg:height="0.4894in" svg:x="2.7453in" svg:y="4.4874in"><text:p text:style-name="P2">MCM 3</text:p></draw:rect><draw:rect text:anchor-type="paragraph" draw:z-index="6" draw:style-name="gr1" draw:text-style-name="P2" svg:width="0.6898in" svg:height="0.4894in" svg:x="3.5327in" svg:y="4.4874in"><text:p text:style-name="P2">MCM 4</text:p></draw:rect><draw:rect text:anchor-type="paragraph" draw:z-index="7" draw:style-name="gr1" draw:text-style-name="P2" svg:width="0.6898in" svg:height="0.4894in" svg:x="5.1075in" svg:y="4.4874in"><text:p text:style-name="P2">MCM 5</text:p></draw:rect><draw:rect text:anchor-type="paragraph" draw:z-index="8" draw:style-name="gr1" draw:text-style-name="P2" svg:width="0.6898in" svg:height="0.4894in" svg:x="5.8953in" svg:y="4.4874in"><text:p text:style-name="P2">MCM 6</text:p></draw:rect><draw:rect text:anchor-type="paragraph" draw:z-index="9" draw:style-name="gr1" draw:text-style-name="P2" svg:width="0.6898in" svg:height="0.4894in" svg:x="6.6827in" svg:y="4.4874in"><text:p text:style-name="P2">MCM 7</text:p></draw:rect><draw:rect text:anchor-type="paragraph" draw:z-index="10" draw:style-name="gr1" draw:text-style-name="P2" svg:width="0.6898in" svg:height="0.4894in" svg:x="7.4701in" svg:y="4.4874in"><text:p text:style-name="P2">MCM 8</text:p></draw:rect><draw:custom-shape text:anchor-type="paragraph" draw:z-index="11" draw:style-name="gr3" svg:width="0.1287in" svg:height="0.774in" svg:x="4.3693in" svg:y="0.8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 draw:style-name="gr3" svg:width="0.1449in" svg:height="1.165in" svg:x="3.4882in" svg:y="1.9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svg:width="0.1449in" svg:height="1.165in" svg:x="5.3228in" svg:y="1.9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4" draw:style-name="gr4" draw:text-style-name="P2" svg:x1="2.8472in" svg:y1="3.7346in" svg:x2="2.3665in" svg:y2="4.4874in"><text:p/></draw:line><draw:line text:anchor-type="paragraph" draw:z-index="15" draw:style-name="gr4" draw:text-style-name="P2" svg:x1="3.1437in" svg:y1="3.8307in" svg:x2="3.1437in" svg:y2="4.4878in"><text:p/></draw:line><draw:line text:anchor-type="paragraph" draw:z-index="16" draw:style-name="gr4" draw:text-style-name="P2" svg:x1="3.5602in" svg:y1="3.7583in" svg:x2="3.9311in" svg:y2="4.4874in"><text:p/></draw:line><draw:line text:anchor-type="paragraph" draw:z-index="17" draw:style-name="gr4" draw:text-style-name="P2" svg:x1="6.2689in" svg:y1="3.5583in" svg:x2="7.8689in" svg:y2="4.4874in"><text:p/></draw:line><draw:line text:anchor-type="paragraph" draw:z-index="18" draw:style-name="gr4" draw:text-style-name="P2" svg:x1="5.4917in" svg:y1="3.7583in" svg:x2="5.5063in" svg:y2="4.4874in"><text:p/></draw:line><draw:line text:anchor-type="paragraph" draw:z-index="19" draw:style-name="gr4" draw:text-style-name="P2" svg:x1="5.9in" svg:y1="3.7583in" svg:x2="6.2937in" svg:y2="4.4874in"><text:p/></draw:line><draw:line text:anchor-type="paragraph" draw:z-index="20" draw:style-name="gr4" draw:text-style-name="P2" svg:x1="6.1008in" svg:y1="3.6783in" svg:x2="7.0815in" svg:y2="4.4874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3-04-05T16:47:38</meta:creation-date>
    <dc:date>2013-04-05T17:25:35</dc:date>
    <dc:creator>teleset </dc:creator>
    <meta:editing-duration>PT37M58S</meta:editing-duration>
    <meta:editing-cycles>6</meta:editing-cycles>
    <meta:generator>LibreOffice/3.4$Linux LibreOffice_project/340m1$Build-602</meta:generator>
    <meta:document-statistic meta:table-count="0" meta:image-count="0" meta:object-count="0" meta:page-count="1" meta:paragraph-count="1" meta:word-count="6" meta:character-count="29" meta:non-whitespace-character-count="23"/>
  </office:meta>
</office:document-meta>
</file>